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EJERCICIO4" style:family="table">
      <style:table-properties style:width="17cm" table:align="margins"/>
    </style:style>
    <style:style style:name="EJERCICIO4.A" style:family="table-column">
      <style:table-column-properties style:column-width="4.249cm" style:rel-column-width="2409*"/>
    </style:style>
    <style:style style:name="EJERCICIO4.B" style:family="table-column">
      <style:table-column-properties style:column-width="7.26cm" style:rel-column-width="4116*"/>
    </style:style>
    <style:style style:name="EJERCICIO4.C" style:family="table-column">
      <style:table-column-properties style:column-width="2.184cm" style:rel-column-width="1238*"/>
    </style:style>
    <style:style style:name="EJERCICIO4.D" style:family="table-column">
      <style:table-column-properties style:column-width="3.307cm" style:rel-column-width="1875*"/>
    </style:style>
    <style:style style:name="EJERCICIO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EJERCICIO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EJERCICIO4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EJERCICIO4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EJERCICIO4.D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EJERCICIO4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EJERCICIO4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EJERCICIO4.C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EJERCICIO4.D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EJERCICIO4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EJERCICIO4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EJERCICIO4.D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EJERCICIO4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EJERCICIO4.C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EJERCICIO4.D5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EJERCICIO4.B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EJERCICIO4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EJERCICIO4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EJERCICIO4.C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EJERCICIO4.B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EJERCICIO4.C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EJERCICIO4.A9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EJERCICIO4.B9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EJERCICIO4.C9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EJERCICIO4.D9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576b" officeooo:paragraph-rsid="000f5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18b0" officeooo:paragraph-rsid="00131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f576b" officeooo:paragraph-rsid="000f57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00f57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2 - ACT - Ejercicios normalización</text:h>
      <text:p text:style-name="Text_20_body"/>
      <text:p text:style-name="Text_20_body"/>
      <text:p text:style-name="P7">Ejercicio 4</text:p>
      <text:p text:style-name="P7">Comprobar si la siguiente tabla está en 3FN y, si no es así, hacer</text:p>
      <text:p text:style-name="P7">las transformaciones necesarias.</text:p>
      <text:p text:style-name="Text_20_body">PROPIEDAD_COCHES(DNI, Matricula, ap1_persona, fecha_nto, ciudad_nto,</text:p>
      <text:p text:style-name="P8">prov_nto, modelo_coche, marca_coche, fecha_compra)</text:p>
      <text:p text:style-name="P8"/>
      <table:table table:name="EJERCICIO4" table:style-name="EJERCICIO4" table:template-name="Simple Grid Rows">
        <table:table-column table:style-name="EJERCICIO4.A"/>
        <table:table-column table:style-name="EJERCICIO4.B"/>
        <table:table-column table:style-name="EJERCICIO4.C"/>
        <table:table-column table:style-name="EJERCICIO4.D"/>
        <table:table-row>
          <table:table-cell table:style-name="EJERCICIO4.A1" table:number-columns-spanned="4" office:value-type="string">
            <text:p text:style-name="P3">PROPIEDAD_COCHES</text:p>
          </table:table-cell>
          <table:covered-table-cell/>
          <table:covered-table-cell/>
          <table:covered-table-cell/>
        </table:table-row>
        <table:table-row>
          <table:table-cell table:style-name="EJERCICIO4.A2" office:value-type="string">
            <text:p text:style-name="P5">NOMBRE</text:p>
          </table:table-cell>
          <table:table-cell table:style-name="EJERCICIO4.B2" office:value-type="string">
            <text:p text:style-name="P6">DESCRIPCIÓN</text:p>
          </table:table-cell>
          <table:table-cell table:style-name="EJERCICIO4.C2" office:value-type="string">
            <text:p text:style-name="P6">TIPO</text:p>
          </table:table-cell>
          <table:table-cell table:style-name="EJERCICIO4.D2" office:value-type="string">
            <text:p text:style-name="P6">RESTRICCIÓN</text:p>
          </table:table-cell>
        </table:table-row>
        <table:table-row>
          <table:table-cell table:style-name="EJERCICIO4.A3" office:value-type="string">
            <text:p text:style-name="P2">DNI</text:p>
          </table:table-cell>
          <table:table-cell table:style-name="EJERCICIO4.B3" office:value-type="string">
            <text:p text:style-name="P2">Dni del propietario</text:p>
          </table:table-cell>
          <table:table-cell table:style-name="EJERCICIO4.C3" office:value-type="string">
            <text:p text:style-name="P2">Cadena</text:p>
          </table:table-cell>
          <table:table-cell table:style-name="EJERCICIO4.D3" office:value-type="string">
            <text:p text:style-name="P4">Clave primaria</text:p>
          </table:table-cell>
        </table:table-row>
        <table:table-row>
          <table:table-cell table:style-name="EJERCICIO4.A2" office:value-type="string">
            <text:p text:style-name="P2">MATRICULA</text:p>
          </table:table-cell>
          <table:table-cell table:style-name="EJERCICIO4.B4" office:value-type="string">
            <text:p text:style-name="P2">Matricula del coche</text:p>
          </table:table-cell>
          <table:table-cell table:style-name="EJERCICIO4.C4" office:value-type="string">
            <text:p text:style-name="P2">Cadena</text:p>
          </table:table-cell>
          <table:table-cell table:style-name="EJERCICIO4.D4">
            <text:p text:style-name="P2"/>
          </table:table-cell>
        </table:table-row>
        <table:table-row>
          <table:table-cell table:style-name="EJERCICIO4.A3" office:value-type="string">
            <text:p text:style-name="P2">AP1_PERSONA</text:p>
          </table:table-cell>
          <table:table-cell table:style-name="EJERCICIO4.B5" office:value-type="string">
            <text:p text:style-name="P2">Primer apellido de la persona</text:p>
          </table:table-cell>
          <table:table-cell table:style-name="EJERCICIO4.C5" office:value-type="string">
            <text:p text:style-name="P2">Cadena</text:p>
          </table:table-cell>
          <table:table-cell table:style-name="EJERCICIO4.D5">
            <text:p text:style-name="P2"/>
          </table:table-cell>
        </table:table-row>
        <table:table-row>
          <table:table-cell table:style-name="EJERCICIO4.A2" office:value-type="string">
            <text:p text:style-name="P2">FECHA_NTO</text:p>
          </table:table-cell>
          <table:table-cell table:style-name="EJERCICIO4.B6" office:value-type="string">
            <text:p text:style-name="P2">Fecha de nacimiento de la persona</text:p>
          </table:table-cell>
          <table:table-cell table:style-name="EJERCICIO4.C6" office:value-type="string">
            <text:p text:style-name="P4">Fecha</text:p>
          </table:table-cell>
          <table:table-cell table:style-name="EJERCICIO4.D4">
            <text:p text:style-name="P2"/>
          </table:table-cell>
        </table:table-row>
        <table:table-row>
          <table:table-cell table:style-name="EJERCICIO4.A3" office:value-type="string">
            <text:p text:style-name="P2">CIUDAD_NTO</text:p>
          </table:table-cell>
          <table:table-cell table:style-name="EJERCICIO4.B7" office:value-type="string">
            <text:p text:style-name="P2">Ciudad de nacimiento de la persona</text:p>
          </table:table-cell>
          <table:table-cell table:style-name="EJERCICIO4.C7" office:value-type="string">
            <text:p text:style-name="P4">Cadena</text:p>
          </table:table-cell>
          <table:table-cell table:style-name="EJERCICIO4.D5">
            <text:p text:style-name="P2"/>
          </table:table-cell>
        </table:table-row>
        <table:table-row>
          <table:table-cell table:style-name="EJERCICIO4.A2" office:value-type="string">
            <text:p text:style-name="P2">PROV_NTO</text:p>
          </table:table-cell>
          <table:table-cell table:style-name="EJERCICIO4.B8" office:value-type="string">
            <text:p text:style-name="P2">Provincia de nacimiento de la persona</text:p>
          </table:table-cell>
          <table:table-cell table:style-name="EJERCICIO4.C8" office:value-type="string">
            <text:p text:style-name="P4">Cadena</text:p>
          </table:table-cell>
          <table:table-cell table:style-name="EJERCICIO4.D4">
            <text:p text:style-name="P2"/>
          </table:table-cell>
        </table:table-row>
        <table:table-row>
          <table:table-cell table:style-name="EJERCICIO4.A9" office:value-type="string">
            <text:p text:style-name="P2">MODELO_COCHE</text:p>
          </table:table-cell>
          <table:table-cell table:style-name="EJERCICIO4.B9" office:value-type="string">
            <text:p text:style-name="P2">Modelo del coche</text:p>
          </table:table-cell>
          <table:table-cell table:style-name="EJERCICIO4.C9" office:value-type="string">
            <text:p text:style-name="P4">Cadena</text:p>
          </table:table-cell>
          <table:table-cell table:style-name="EJERCICIO4.D9">
            <text:p text:style-name="P2"/>
          </table:table-cell>
        </table:table-row>
      </table:table>
      <text:p text:style-name="P8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10:39:49.205268274</meta:creation-date>
    <dc:date>2026-02-23T12:32:45.248709574</dc:date>
    <meta:editing-duration>PT40M31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" meta:paragraph-count="33" meta:word-count="87" meta:character-count="614" meta:non-whitespace-character-count="560"/>
  </office:meta>
</office:document-meta>
</file>